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16082500501935379" text:style-name="WWNum1">
        <text:list-item>
          <text:p text:style-name="P2">Ist ein Schüler Account nötig oder reicht für die Umfragen ein Link an die Schülern?<text:line-break/>Ein Link für die Schüler zur Umfrageteilnahme würde genügen.</text:p>
        </text:list-item>
        <text:list-item>
          <text:p text:style-name="P1">Unter Umfrage versenden muss noch der Lehrer und das Unterrichtsfach angeben werden?<text:line-break/>Der Lehrer genügt.</text:p>
        </text:list-item>
        <text:list-item>
          <text:p text:style-name="P1">Sollen die Umfragen mit einer Überschrift oder mit einer ID versehen werden?<text:line-break/>Eine Überschrift würde genügen. Eine ID wird lediglich aus technischer Sicht benötigt.</text:p>
        </text:list-item>
        <text:list-item>
          <text:p text:style-name="P1">Soll die Auswertung nur im PDF-Format erfolgen?<text:line-break/>Nein eine Auswertung der einzelnen Fragen in der Webanwendung sollte auch verfügbar sei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ung, Siu Hun</meta:initial-creator>
    <dc:creator>Moritz von Wirth</dc:creator>
    <meta:editing-cycles>4</meta:editing-cycles>
    <meta:creation-date>2018-04-25T12:24:00</meta:creation-date>
    <dc:date>2018-05-02T13:58:59.08</dc:date>
    <meta:editing-duration>P0D</meta:editing-duration>
    <meta:generator>OpenOffice/4.1.5$Win32 OpenOffice.org_project/415m1$Build-9789</meta:generator>
    <meta:document-statistic meta:table-count="0" meta:image-count="0" meta:object-count="0" meta:page-count="1" meta:paragraph-count="4" meta:word-count="87" meta:character-count="5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